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59cm" svg:y1="3.928cm" svg:x2="10.859cm" svg:y2="3.928cm">
          <text:p/>
        </draw:line>
        <draw:polyline draw:style-name="gr1" draw:text-style-name="P1" draw:layer="layout" svg:width="12.599cm" svg:height="3.699cm" svg:x="16.3cm" svg:y="1.8cm" svg:viewBox="0 0 12600 3700" draw:points="0,3700 1752,400 2754,800 4423,300 5174,2500 7093,1700 7927,2200 8678,1300 9930,0 10180,3100 11599,2300 12600,2800">
          <text:p/>
        </draw:polyline>
        <draw:custom-shape draw:style-name="gr2" draw:text-style-name="P1" draw:layer="layout" svg:width="1.6cm" svg:height="0.6cm" svg:x="13.1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4-07-05T18:08:59.955459438</meta:creation-date>
    <dc:date>2014-07-05T18:13:07.359030946</dc:date>
    <dc:creator>Christian </dc:creator>
    <meta:editing-duration>P0D</meta:editing-duration>
    <meta:editing-cycles>1</meta:editing-cycles>
    <meta:document-statistic meta:object-count="3"/>
    <meta:generator>LibreOffice/4.2.4.2$Linux_X86_64 LibreOffice_project/420m0$Build-2</meta:generator>
  </office:meta>
</office:document-meta>
</file>